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1" table:default-cell-style-name="ce1"/>
        <table:table-row table:style-name="ro1">
          <table:table-cell office:value-type="string" calcext:value-type="string">
            <text:p>register_name</text:p>
          </table:table-cell>
          <table:table-cell office:value-type="string" calcext:value-type="string">
            <text:p>enum_na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bit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C2DSTAT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texture_memory_start_address</text:p>
          </table:table-cell>
          <table:table-cell/>
          <table:table-cell office:value-type="string" calcext:value-type="string">
            <text:p>0x13ffffe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DLEN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transfer_length</text:p>
          </table:table-cell>
          <table:table-cell/>
          <table:table-cell office:value-type="string" calcext:value-type="string">
            <text:p>0xffffe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D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end_of_transferring_punch_through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end_of_dma_sort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nd_of_dma_ch2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nd_of_dma_dev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nd_of_dma_ext_dma2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d_of_dma_ext_dma1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nd_of_dma_aica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end_of_dma_gd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maple_v_blank_over_interrup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end_of_dma_maple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end_of_dma_pvr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end_of_transferring_translucent_modifier_volume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end_of_transferring_translucent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end_of_transferring_opaque_modifier_volume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end_of_transferring_opaque_lis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end_of_transferring_yuv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h_blank_in_interrup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v_blank_out_interrup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v_blank_in_interrup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end_of_render_tsp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end_of_render_isp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NRM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end_of_render_video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sh4__if_access_inhibited_are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ddt__if_sort_dma_command_error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g2__time_out_in_cpu_access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g2__dev_dma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g2__ext_dma2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g2__ext_dma1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g2__aica_dma_time_ou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g2__dev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g2__ext_dma2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g2__ext_dma1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g2__aica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g2__dev_dma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g2__ext_dma2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g2__ext_dma1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g2__aica_dma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g1__rom_flash_access_at_gd_dma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g1__gd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g1_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maple__illegal_command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maple__write_fifo_over_flow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maple_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aple_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pvrif__dma_over_run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vrif__illegal_address_set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ta__fifo_overflow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a__illegal_parameter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a__object_list_pointer_overflow</text:p>
          </table:table-cell>
          <table:table-cell office:value-type="string" calcext:value-type="string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__isp_tsp_parameter_overflow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der__hazard_processing_of_strip_buffer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ISTER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nder__isp_out_of_cache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Default" table:number-columns-repeated="15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lly_cpu_if_block_internal_write_buffe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olly_g2_if_block_internal_write_buffe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FF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ica_internal_write_buffer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8:42:10.614687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2:23:10.888240473</meta:creation-date>
    <dc:date>2024-03-08T18:51:31.318258523</dc:date>
    <meta:editing-duration>PT28M23S</meta:editing-duration>
    <meta:editing-cycles>6</meta:editing-cycles>
    <meta:generator>LibreOffice/7.5.6.2$Linux_X86_64 LibreOffice_project/50$Build-2</meta:generator>
    <meta:document-statistic meta:table-count="1" meta:cell-count="236" meta:object-count="0"/>
  </office:meta>
</office:document-meta>
</file>